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7.999cm" svg:height="7.163cm" svg:x="0cm" svg:y="1.504cm" presentation:class="title" presentation:user-transformed="true">
          <draw:text-box>
            <text:p text:style-name="P1">El Señor es mi pastor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1">El Señor es mi pastor</text:span><text:span text:style-name="T1"><text:line-break/></text:span><text:span text:style-name="T1">Nada me faltará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1">El Señor es mi pastor </text:span><text:span text:style-name="T1"><text:line-break/></text:span><text:span text:style-name="T1">En pastos delicados </text:span><text:span text:style-name="T1"><text:line-break/></text:span><text:span text:style-name="T1">Él me hará descansa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1">Junto a aguas de reposo</text:span><text:span text:style-name="T1"><text:line-break/></text:span><text:span text:style-name="T1">Me pastoreará</text:span><text:span text:style-name="T1"><text:line-break/></text:span><text:span text:style-name="T1">Confortará mi alma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1">Me guiará por sendas de justicia Por amor de su nombr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1">El Señor es mi pastor</text:span><text:span text:style-name="T1"><text:line-break/></text:span><text:span text:style-name="T1">////Nada me faltará</text:span><text:span text:style-name="T1"><text:line-break/></text:span><text:span text:style-name="T1">Nada me faltará////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29T10:55:59.162000000</meta:creation-date>
    <dc:date>2023-01-29T10:59:55.827000000</dc:date>
    <meta:editing-duration>PT3M58S</meta:editing-duration>
    <meta:editing-cycles>1</meta:editing-cycles>
    <meta:document-statistic meta:object-count="39"/>
    <meta:generator>Real_Office/6.2.3.2$Windows_x86 LibreOffice_project/b40a93cffb3080b9876e40c60e03703e9bd35612</meta:generator>
  </office:meta>
</office:document-meta>
</file>